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3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4.4cm" svg:x2="10.1cm" svg:y2="4.4cm">
          <text:p/>
        </draw:line>
        <draw:frame draw:style-name="gr2" draw:layer="layout" svg:width="3.6cm" svg:height="1.1cm" svg:x="2.3cm" svg:y="2.3cm">
          <draw:text-box>
            <text:p>Sans tests</text:p>
          </draw:text-box>
        </draw:frame>
        <draw:frame draw:style-name="gr3" draw:layer="layout" svg:width="8.092cm" svg:height="0.962cm" svg:x="1.508cm" svg:y="10.6cm">
          <draw:text-box>
            <text:p>Temps passé à développer</text:p>
          </draw:text-box>
        </draw:frame>
        <draw:line draw:style-name="gr4" draw:text-style-name="P1" draw:layer="layout" svg:x1="10.8cm" svg:y1="4.4cm" svg:x2="11.9cm" svg:y2="4.4cm">
          <text:p/>
        </draw:line>
        <draw:line draw:style-name="gr4" draw:text-style-name="P1" draw:layer="layout" svg:x1="12.2cm" svg:y1="4.4cm" svg:x2="13.3cm" svg:y2="4.4cm">
          <text:p/>
        </draw:line>
        <draw:line draw:style-name="gr4" draw:text-style-name="P1" draw:layer="layout" svg:x1="13.7cm" svg:y1="4.4cm" svg:x2="14.8cm" svg:y2="4.4cm">
          <text:p/>
        </draw:line>
        <draw:line draw:style-name="gr1" draw:text-style-name="P1" draw:layer="layout" svg:x1="15.2cm" svg:y1="4.4cm" svg:x2="18.4cm" svg:y2="4.4cm">
          <text:p/>
        </draw:line>
        <draw:frame draw:style-name="gr3" draw:layer="layout" svg:width="10.772cm" svg:height="1.673cm" svg:x="9.5cm" svg:y="4.9cm">
          <draw:text-box>
            <text:p>Temps passé à corriger les défauts</text:p>
            <text:p>Ou retravailler sur les fonctionnalités</text:p>
          </draw:text-box>
        </draw:frame>
        <draw:frame draw:style-name="gr3" draw:layer="layout" svg:width="3.419cm" svg:height="0.962cm" svg:x="2.2cm" svg:y="7.7cm">
          <draw:text-box>
            <text:p>Avec tests</text:p>
          </draw:text-box>
        </draw:frame>
        <draw:line draw:style-name="gr4" draw:text-style-name="P1" draw:layer="layout" svg:x1="10.8cm" svg:y1="4.4cm" svg:x2="11.9cm" svg:y2="4.4cm">
          <text:p/>
        </draw:line>
        <draw:line draw:style-name="gr1" draw:text-style-name="P1" draw:layer="layout" svg:x1="2cm" svg:y1="9.8cm" svg:x2="11.9cm" svg:y2="9.8cm">
          <text:p/>
        </draw:line>
        <draw:line draw:style-name="gr1" draw:text-style-name="P1" draw:layer="layout" svg:x1="12.8cm" svg:y1="9.8cm" svg:x2="15cm" svg:y2="9.8cm">
          <text:p/>
        </draw:line>
        <draw:frame draw:style-name="gr3" draw:layer="layout" svg:width="10.772cm" svg:height="1.673cm" svg:x="9.5cm" svg:y="10.6cm">
          <draw:text-box>
            <text:p>Temps passé à corriger les défauts</text:p>
            <text:p>Ou retravailler sur les fonctionnalités</text:p>
          </draw:text-box>
        </draw:frame>
        <draw:frame draw:style-name="gr3" draw:layer="layout" svg:width="8.092cm" svg:height="0.962cm" svg:x="1.4cm" svg:y="4.9cm">
          <draw:text-box>
            <text:p>Temps passé à développ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4T11:46:25</meta:creation-date>
    <dc:date>2014-02-14T13:34:24</dc:date>
    <meta:editing-duration>P0D</meta:editing-duration>
    <meta:editing-cycles>2</meta:editing-cycles>
    <meta:generator>LibreOffice/3.6$MacOSX_x86 LibreOffice_project/e183d5b-f8ccaf6-3804794-95b4be8-895629</meta:generator>
    <meta:document-statistic meta:object-count="14"/>
  </office:meta>
</office:document-meta>
</file>